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="Times New Roman" fo:language="pt" fo:country="BR" officeooo:paragraph-rsid="000ebc85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paragraph-rsid="000ebc85"/>
    </style:style>
    <style:style style:name="P3" style:family="paragraph" style:parent-style-name="Standard" style:master-page-name="">
      <style:paragraph-properties fo:margin-left="0cm" fo:margin-right="0cm" fo:line-height="100%" fo:text-align="justify" style:justify-single-word="false" fo:text-indent="2.963cm" style:auto-text-indent="false" style:page-number="auto"/>
      <style:text-properties style:font-name="Times New Roman" fo:language="pt" fo:country="BR" officeooo:rsid="002b865c" officeooo:paragraph-rsid="000ebc85" fo:background-color="#ffffff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82176" officeooo:paragraph-rsid="00182176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1caca" officeooo:paragraph-rsid="0011caca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25242" officeooo:paragraph-rsid="001826da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61256" officeooo:paragraph-rsid="00161256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826da" officeooo:paragraph-rsid="001826da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="Times New Roman" fo:language="pt" fo:country="BR" officeooo:rsid="00197910" officeooo:paragraph-rsid="00197910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officeooo:paragraph-rsid="00193de9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officeooo:paragraph-rsid="00193de9"/>
    </style:style>
    <style:style style:name="T1" style:family="text">
      <style:text-properties officeooo:rsid="00182176"/>
    </style:style>
    <style:style style:name="T2" style:family="text">
      <style:text-properties style:font-name="Times New Roman" fo:language="pt" fo:country="BR"/>
    </style:style>
    <style:style style:name="T3" style:family="text">
      <style:text-properties style:font-name="Times New Roman" fo:language="pt" fo:country="BR" officeooo:rsid="00193de9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82176" fo:background-color="#ffffff" loext:char-shading-value="0"/>
    </style:style>
    <style:style style:name="T6" style:family="text">
      <style:text-properties officeooo:rsid="001826da" fo:background-color="#ffffff" loext:char-shading-value="0"/>
    </style:style>
    <style:style style:name="T7" style:family="text">
      <style:text-properties officeooo:rsid="001826da"/>
    </style:style>
    <style:style style:name="T8" style:family="text">
      <style:text-properties officeooo:rsid="00193de9"/>
    </style:style>
    <style:style style:name="T9" style:family="text">
      <style:text-properties fo:font-size="7.19999980926514pt"/>
    </style:style>
    <style:style style:name="T10" style:family="text">
      <style:text-properties style:font-name="Liberation Serif" fo:language="pt" fo:country="BR" officeooo:rsid="00193de9"/>
    </style:style>
    <style:style style:name="T11" style:family="text">
      <style:text-properties style:font-name="Liberation Serif" fo:font-size="7.19999980926514pt"/>
    </style:style>
    <style:style style:name="T12" style:family="text">
      <style:text-properties style:font-name="Liberation Serif" fo:font-size="12pt" fo:language="pt" fo:country="BR" officeooo:rsid="00193de9" style:font-size-asian="12pt" style:font-size-complex="12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12pt" style:font-size-asian="12pt" style:font-size-complex="12pt"/>
    </style:style>
    <style:style style:name="T16" style:family="text">
      <style:text-properties style:font-name="Times New Roman1" fo:font-size="12pt" officeooo:rsid="00193de9" style:font-size-asian="12pt" style:font-size-complex="12pt"/>
    </style:style>
    <style:style style:name="T17" style:family="text">
      <style:text-properties style:font-name="Times New Roman1" fo:font-size="7.19999980926514pt"/>
    </style:style>
    <style:style style:name="T18" style:family="text">
      <style:text-properties style:font-name="Times New Roman1" fo:font-size="7.19999980926514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 execução de pena imposta a <text:span text:style-name="T1">ANTONIO JUSTINO PEREIRA</text:span>, <text:span text:style-name="T1">em que, beneficiado com prisão domiciliar com monitoramento eletrônico, a Sejuc/CEME informou que deixara descarregar completamente a bateria do equipamento desde 05/12/2018 (evento 26), tendo este Juízo, então, determinado a regressão provisória para o regime fechado (evento 29)</text:span>.</text:p>
      <text:p text:style-name="P4">Adiante, a <text:s/><text:span text:style-name="T4">Sejuc/CEME esclarece que o ofício anteriormente enviado no evento 26 refere-se a apenado diverso ao dos presentes autos, pedindo que seja desconsiderado, bem como junta o ofício correto e diversos relatórios de violações (evento 33).</text:span></text:p>
      <text:p text:style-name="P4"><text:span text:style-name="T4">Concedida vista dos autos ao Ministério Público, este requereu a revogação da decisão de regressão e frisou que as faltas registradas nos relatórios da CEME do evento 33 já foram consideradas como faltas de natureza média, consoante decisão do evento 7 (evento 43)</text:span></text:p>
      <text:p text:style-name="P2">Relatados.</text:p>
      <text:p text:style-name="P5"/>
      <text:p text:style-name="P6">De logo, <text:span text:style-name="T7">verifico que a decisão do evento 29 considerou os relatórios encaminhados pela </text:span><text:span text:style-name="T5">Sejuc/CEME, </text:span><text:span text:style-name="T6">tratando de violações cometidas por Alexsandro Pereira de Oliveira, apenado diverso ao dos autos em tela, razão pela qual a referida decisão merece ser revogada.</text:span></text:p>
      <text:p text:style-name="P7">Ademais, <text:span text:style-name="T7">foram juntados pelo estabelecimento prisional os relatórios de violações corretos. Contudo, verifico que os relativos aos eventos 33.4, 33.5, 33.6 e 33.7 já foram anteriormente analisados e considerados para fins de reconhecimento de falta média (evento 7), tendo o apenado cumprido a sanção disciplinar imposta (evento 9)</text:span>.</text:p>
      <text:p text:style-name="P8">Entretanto, a violação de área de inclusão notificada no evento 33.3, bem como a falta ao recolhimento noturno, ocorrida em agosto/2019 (evento 27), não foram alvo<text:span text:style-name="T8">s</text:span> de análise.</text:p>
      <text:p text:style-name="P10"><text:span text:style-name="T3">Ocorre que as referidas faltas</text:span><text:span text:style-name="T12"> </text:span><text:span text:style-name="T15">não importa</text:span><text:span text:style-name="T16">m</text:span><text:span text:style-name="T15"> em regressão de regime, </text:span><text:span text:style-name="T16">devendo ser reconhecidas como dias de pena não cumprida.</text:span></text:p>
      <text:p text:style-name="P2">Isto posto, <text:span text:style-name="T8">revogo a decisão do evento 29, devendo o apenado retornar ao regime de cumprimento anterior; bem como tenho como pena não cumprida 02 (dois) dias</text:span>.</text:p>
      <text:p text:style-name="P11"><text:span text:style-name="T2">P.</text:span><text:span text:style-name="T3">R.I., </text:span><text:span text:style-name="T15">Encaminhe-se cópia do presente ao CPJC, servindo como comunicação para as providências devidas.</text:span></text:p>
      <text:p text:style-name="P9">Atualize-se o quadro de eventos, fazendo constar <text:s/><text:span text:style-name="T8">02 (dois) dias </text:span>de pena não cumprida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03:12.274000000</meta:creation-date>
    <dc:date>2019-10-18T10:17:21.464000000</dc:date>
    <meta:editing-duration>PT9M52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1" meta:word-count="320" meta:character-count="2104" meta:non-whitespace-character-count="1793"/>
  </office:meta>
</office:document-meta>
</file>